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In Sampl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ut of Samp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kback Perio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nchmar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nchmark</text:p>
          </table:table-cell>
        </table:table-row>
        <table:table-row table:style-name="ro1">
          <table:table-cell office:value-type="string" calcext:value-type="string">
            <text:p>Cumulative Return</text:p>
          </table:table-cell>
          <table:table-cell table:style-name="ce2" office:value-type="float" office:value="0.2836" calcext:value-type="float">
            <text:p>0.2836</text:p>
          </table:table-cell>
          <table:table-cell table:style-name="ce2" office:value-type="float" office:value="0.3379" calcext:value-type="float">
            <text:p>0.3379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01232" calcext:value-type="float">
            <text:p>0.01232</text:p>
          </table:table-cell>
          <table:table-cell table:style-name="ce2" office:value-type="float" office:value="0.1713" calcext:value-type="float">
            <text:p>0.1713</text:p>
          </table:table-cell>
          <table:table-cell table:style-name="ce2" office:value-type="float" office:value="0.1983" calcext:value-type="float">
            <text:p>0.1983</text:p>
          </table:table-cell>
          <table:table-cell office:value-type="float" office:value="0.21603" calcext:value-type="float">
            <text:p>0.21603</text:p>
          </table:table-cell>
          <table:table-cell office:value-type="float" office:value="-0.08357" calcext:value-type="float">
            <text:p>-0.08357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office:value-type="float" office:value="0.01352" calcext:value-type="float">
            <text:p>0.01352</text:p>
          </table:table-cell>
          <table:table-cell table:style-name="ce2" office:value-type="float" office:value="0.01284" calcext:value-type="float">
            <text:p>0.01284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704" calcext:value-type="float">
            <text:p>0.01704</text:p>
          </table:table-cell>
          <table:table-cell table:style-name="ce2" office:value-type="float" office:value="0.00748" calcext:value-type="float">
            <text:p>0.00748</text:p>
          </table:table-cell>
          <table:table-cell table:style-name="ce2" office:value-type="float" office:value="0.007351" calcext:value-type="float">
            <text:p>0.007351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85001" calcext:value-type="float">
            <text:p>0.008500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2" office:value-type="float" office:value="0.000586" calcext:value-type="float">
            <text:p>0.000586</text:p>
          </table:table-cell>
          <table:table-cell table:style-name="ce2" office:value-type="float" office:value="0.000659" calcext:value-type="float">
            <text:p>0.000659</text:p>
          </table:table-cell>
          <table:table-cell office:value-type="float" office:value="0.0008516" calcext:value-type="float">
            <text:p>0.0008516</text:p>
          </table:table-cell>
          <table:table-cell office:value-type="float" office:value="0.000168" calcext:value-type="float">
            <text:p>0.000168</text:p>
          </table:table-cell>
          <table:table-cell table:style-name="ce2" office:value-type="float" office:value="0.000342" calcext:value-type="float">
            <text:p>0.000342</text:p>
          </table:table-cell>
          <table:table-cell table:style-name="ce2" office:value-type="float" office:value="0.000386" calcext:value-type="float">
            <text:p>0.00038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-0.0001374" calcext:value-type="float">
            <text:p>-0.000137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Experiment 2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act Value</text:p>
          </table:table-cell>
          <table:table-cell office:value-type="string" calcext:value-type="string">
            <text:p>Cumulative Return</text:p>
          </table:table-cell>
          <table:table-cell office:value-type="string" calcext:value-type="string">
            <text:p>Standard Deviatio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87" calcext:value-type="float">
            <text:p>1.0487</text:p>
          </table:table-cell>
          <table:table-cell office:value-type="float" office:value="0.0117" calcext:value-type="float">
            <text:p>0.0117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1449" calcext:value-type="float">
            <text:p>0.01449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44609" calcext:value-type="float">
            <text:p>-0.44609</text:p>
          </table:table-cell>
          <table:table-cell office:value-type="float" office:value="0.019253" calcext:value-type="float">
            <text:p>0.019253</text:p>
          </table:table-cell>
          <table:table-cell table:number-columns-repeated="6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4462" calcext:value-type="float">
            <text:p>-0.4462</text:p>
          </table:table-cell>
          <table:table-cell office:value-type="float" office:value="0.019149" calcext:value-type="float">
            <text:p>0.019149</text:p>
          </table:table-cell>
          <table:table-cell table:number-columns-repeated="6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91" calcext:value-type="float">
            <text:p>-1.291</text:p>
          </table:table-cell>
          <table:table-cell office:value-type="float" office:value="0.273065" calcext:value-type="float">
            <text:p>0.2730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23:43:40.788721392</meta:creation-date>
    <dc:date>2021-04-18T03:42:09.428100965</dc:date>
    <meta:editing-duration>P2DT3H47M46S</meta:editing-duration>
    <meta:editing-cycles>7</meta:editing-cycles>
    <meta:generator>LibreOffice/5.1.6.2$Linux_X86_64 LibreOffice_project/10m0$Build-2</meta:generator>
    <meta:document-statistic meta:table-count="1" meta:cell-count="58" meta:object-count="0"/>
  </office:meta>
</office:document-meta>
</file>